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irect comp.</text:p>
          </table:table-cell>
          <table:table-cell office:value-type="string" calcext:value-type="string">
            <text:p>decimated</text:p>
          </table:table-cell>
          <table:table-cell/>
          <table:table-cell office:value-type="string" calcext:value-type="string">
            <text:p>direct comp.</text:p>
          </table:table-cell>
          <table:table-cell office:value-type="string" calcext:value-type="string">
            <text:p>decimated</text:p>
          </table:table-cell>
        </table:table-row>
        <table:table-row table:style-name="ro1">
          <table:table-cell office:value-type="string" calcext:value-type="string">
            <text:p>P=0.7</text:p>
          </table:table-cell>
          <table:table-cell table:number-columns-repeated="2"/>
          <table:table-cell office:value-type="string" calcext:value-type="string">
            <text:p>P=0.3</text:p>
          </table:table-cell>
          <table:table-cell/>
        </table:table-row>
        <table:table-row table:style-name="ro1">
          <table:table-cell office:value-type="float" office:value="18.4300775670824" calcext:value-type="float">
            <text:p>18.4300775671</text:p>
          </table:table-cell>
          <table:table-cell office:value-type="float" office:value="18.430077567085" calcext:value-type="float">
            <text:p>18.4300775671</text:p>
          </table:table-cell>
          <table:table-cell/>
          <table:table-cell office:value-type="float" office:value="6.36823343750903" calcext:value-type="float">
            <text:p>6.3682334375</text:p>
          </table:table-cell>
          <table:table-cell office:value-type="float" office:value="6.36823343751317" calcext:value-type="float">
            <text:p>6.3682334375</text:p>
          </table:table-cell>
        </table:table-row>
        <table:table-row table:style-name="ro1">
          <table:table-cell office:value-type="float" office:value="44.988514450014" calcext:value-type="float">
            <text:p>44.98851445</text:p>
          </table:table-cell>
          <table:table-cell office:value-type="float" office:value="44.9885144500139" calcext:value-type="float">
            <text:p>44.98851445</text:p>
          </table:table-cell>
          <table:table-cell/>
          <table:table-cell office:value-type="float" office:value="44.9885144500127" calcext:value-type="float">
            <text:p>44.98851445</text:p>
          </table:table-cell>
          <table:table-cell office:value-type="float" office:value="44.9885144500124" calcext:value-type="float">
            <text:p>44.98851445</text:p>
          </table:table-cell>
        </table:table-row>
        <table:table-row table:style-name="ro1">
          <table:table-cell office:value-type="float" office:value="79.4545308725968" calcext:value-type="float">
            <text:p>79.4545308726</text:p>
          </table:table-cell>
          <table:table-cell office:value-type="float" office:value="79.454530872598" calcext:value-type="float">
            <text:p>79.4545308726</text:p>
          </table:table-cell>
          <table:table-cell/>
          <table:table-cell office:value-type="float" office:value="103.749566166338" calcext:value-type="float">
            <text:p>103.7495661663</text:p>
          </table:table-cell>
          <table:table-cell office:value-type="float" office:value="103.749566166334" calcext:value-type="float">
            <text:p>103.7495661663</text:p>
          </table:table-cell>
        </table:table-row>
        <table:table-row table:style-name="ro1">
          <table:table-cell office:value-type="float" office:value="349.880082906831" calcext:value-type="float">
            <text:p>349.8800829068</text:p>
          </table:table-cell>
          <table:table-cell office:value-type="float" office:value="349.880082906833" calcext:value-type="float">
            <text:p>349.8800829068</text:p>
          </table:table-cell>
          <table:table-cell/>
          <table:table-cell office:value-type="float" office:value="121.160013448753" calcext:value-type="float">
            <text:p>121.1600134488</text:p>
          </table:table-cell>
          <table:table-cell office:value-type="float" office:value="121.160013448749" calcext:value-type="float">
            <text:p>121.1600134487</text:p>
          </table:table-cell>
        </table:table-row>
        <table:table-row table:style-name="ro1">
          <table:table-cell office:value-type="float" office:value="430.390825783886" calcext:value-type="float">
            <text:p>430.3908257839</text:p>
          </table:table-cell>
          <table:table-cell office:value-type="float" office:value="430.390825783887" calcext:value-type="float">
            <text:p>430.3908257839</text:p>
          </table:table-cell>
          <table:table-cell/>
          <table:table-cell office:value-type="float" office:value="380.586382990783" calcext:value-type="float">
            <text:p>380.5863829908</text:p>
          </table:table-cell>
          <table:table-cell office:value-type="float" office:value="380.586382990789" calcext:value-type="float">
            <text:p>380.5863829908</text:p>
          </table:table-cell>
        </table:table-row>
        <table:table-row table:style-name="ro1">
          <table:table-cell office:value-type="float" office:value="523.097198792425" calcext:value-type="float">
            <text:p>523.0971987924</text:p>
          </table:table-cell>
          <table:table-cell office:value-type="float" office:value="523.097198792426" calcext:value-type="float">
            <text:p>523.0971987924</text:p>
          </table:table-cell>
          <table:table-cell/>
          <table:table-cell office:value-type="float" office:value="523.09719879242" calcext:value-type="float">
            <text:p>523.0971987924</text:p>
          </table:table-cell>
          <table:table-cell office:value-type="float" office:value="523.097198792425" calcext:value-type="float">
            <text:p>523.0971987924</text:p>
          </table:table-cell>
        </table:table-row>
        <table:table-row table:style-name="ro1">
          <table:table-cell office:value-type="float" office:value="633.306326569736" calcext:value-type="float">
            <text:p>633.3063265697</text:p>
          </table:table-cell>
          <table:table-cell office:value-type="float" office:value="633.306326569741" calcext:value-type="float">
            <text:p>633.3063265697</text:p>
          </table:table-cell>
          <table:table-cell/>
          <table:table-cell table:number-columns-repeated="2" office:value-type="float" office:value="719.557750473929" calcext:value-type="float">
            <text:p>719.5577504739</text:p>
          </table:table-cell>
        </table:table-row>
        <table:table-row table:style-name="ro1">
          <table:table-cell office:value-type="float" office:value="849.969031281812" calcext:value-type="float">
            <text:p>849.9690312818</text:p>
          </table:table-cell>
          <table:table-cell office:value-type="float" office:value="849.969031281816" calcext:value-type="float">
            <text:p>849.9690312818</text:p>
          </table:table-cell>
          <table:table-cell/>
          <table:table-cell office:value-type="float" office:value="849.969031281818" calcext:value-type="float">
            <text:p>849.9690312818</text:p>
          </table:table-cell>
          <table:table-cell office:value-type="float" office:value="849.969031281816" calcext:value-type="float">
            <text:p>849.9690312818</text:p>
          </table:table-cell>
        </table:table-row>
        <table:table-row table:style-name="ro1">
          <table:table-cell office:value-type="float" office:value="1089.1740020921" calcext:value-type="float">
            <text:p>1089.1740020921</text:p>
          </table:table-cell>
          <table:table-cell office:value-type="float" office:value="1089.17400209211" calcext:value-type="float">
            <text:p>1089.1740020921</text:p>
          </table:table-cell>
          <table:table-cell/>
          <table:table-cell office:value-type="float" office:value="988.207189836425" calcext:value-type="float">
            <text:p>988.2071898364</text:p>
          </table:table-cell>
          <table:table-cell office:value-type="float" office:value="988.207189836428" calcext:value-type="float">
            <text:p>988.2071898364</text:p>
          </table:table-cell>
        </table:table-row>
        <table:table-row table:style-name="ro1">
          <table:table-cell office:value-type="float" office:value="1231.26864289201" calcext:value-type="float">
            <text:p>1231.268642892</text:p>
          </table:table-cell>
          <table:table-cell office:value-type="float" office:value="1231.26864289202" calcext:value-type="float">
            <text:p>1231.268642892</text:p>
          </table:table-cell>
          <table:table-cell/>
          <table:table-cell table:number-columns-repeated="2" office:value-type="float" office:value="1231.26864289201" calcext:value-type="float">
            <text:p>1231.268642892</text:p>
          </table:table-cell>
        </table:table-row>
        <table:table-row table:style-name="ro1">
          <table:table-cell table:number-columns-repeated="2" office:value-type="float" office:value="1364.25728790372" calcext:value-type="float">
            <text:p>1364.2572879037</text:p>
          </table:table-cell>
          <table:table-cell/>
          <table:table-cell table:number-columns-repeated="2" office:value-type="float" office:value="1441.68026353139" calcext:value-type="float">
            <text:p>1441.6802635314</text:p>
          </table:table-cell>
        </table:table-row>
        <table:table-row table:style-name="ro1">
          <table:table-cell office:value-type="float" office:value="1491.76918487783" calcext:value-type="float">
            <text:p>1491.7691848778</text:p>
          </table:table-cell>
          <table:table-cell office:value-type="float" office:value="1491.76918487784" calcext:value-type="float">
            <text:p>1491.7691848778</text:p>
          </table:table-cell>
          <table:table-cell/>
          <table:table-cell office:value-type="float" office:value="1939.31924848427" calcext:value-type="float">
            <text:p>1939.3192484843</text:p>
          </table:table-cell>
          <table:table-cell office:value-type="float" office:value="1939.31924848428" calcext:value-type="float">
            <text:p>1939.3192484843</text:p>
          </table:table-cell>
        </table:table-row>
        <table:table-row table:style-name="ro1">
          <table:table-cell office:value-type="float" office:value="2040.18673048466" calcext:value-type="float">
            <text:p>2040.1867304847</text:p>
          </table:table-cell>
          <table:table-cell office:value-type="float" office:value="2040.18673048469" calcext:value-type="float">
            <text:p>2040.1867304847</text:p>
          </table:table-cell>
          <table:table-cell/>
          <table:table-cell office:value-type="float" office:value="1980.48083614805" calcext:value-type="float">
            <text:p>1980.4808361481</text:p>
          </table:table-cell>
          <table:table-cell office:value-type="float" office:value="1980.48083614807" calcext:value-type="float">
            <text:p>1980.4808361481</text:p>
          </table:table-cell>
        </table:table-row>
        <table:table-row table:style-name="ro1">
          <table:table-cell office:value-type="float" office:value="2129.94024979589" calcext:value-type="float">
            <text:p>2129.9402497959</text:p>
          </table:table-cell>
          <table:table-cell office:value-type="float" office:value="2129.94024979591" calcext:value-type="float">
            <text:p>2129.9402497959</text:p>
          </table:table-cell>
          <table:table-cell/>
          <table:table-cell office:value-type="float" office:value="2129.94024979589" calcext:value-type="float">
            <text:p>2129.9402497959</text:p>
          </table:table-cell>
          <table:table-cell office:value-type="float" office:value="2129.94024979591" calcext:value-type="float">
            <text:p>2129.9402497959</text:p>
          </table:table-cell>
        </table:table-row>
        <table:table-row table:style-name="ro1">
          <table:table-cell office:value-type="float" office:value="2203.70860256495" calcext:value-type="float">
            <text:p>2203.708602565</text:p>
          </table:table-cell>
          <table:table-cell office:value-type="float" office:value="2203.70860256496" calcext:value-type="float">
            <text:p>2203.708602565</text:p>
          </table:table-cell>
          <table:table-cell/>
          <table:table-cell table:number-columns-repeated="2" office:value-type="float" office:value="2238.70405995127" calcext:value-type="float">
            <text:p>2238.7040599513</text:p>
          </table:table-cell>
        </table:table-row>
        <table:table-row table:style-name="ro1">
          <table:table-cell office:value-type="float" office:value="6251.10815671513" calcext:value-type="float">
            <text:p>6251.1081567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7.58736676798" calcext:value-type="float">
            <text:p>2257.587366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4.05548444448" calcext:value-type="float">
            <text:p>6334.0554844445</text:p>
          </table:table-cell>
          <table:table-cell office:value-type="float" office:value="6334.05548444449" calcext:value-type="float">
            <text:p>6334.0554844445</text:p>
          </table:table-cell>
          <table:table-cell/>
          <table:table-cell table:number-columns-repeated="2" office:value-type="float" office:value="6280.03168907409" calcext:value-type="float">
            <text:p>6280.0316890741</text:p>
          </table:table-cell>
        </table:table-row>
        <table:table-row table:style-name="ro1">
          <table:table-cell table:number-columns-repeated="2" office:value-type="float" office:value="6449.77532546005" calcext:value-type="float">
            <text:p>6449.7753254601</text:p>
          </table:table-cell>
          <table:table-cell/>
          <table:table-cell table:number-columns-repeated="2" office:value-type="float" office:value="6449.77532546004" calcext:value-type="float">
            <text:p>6449.77532546</text:p>
          </table:table-cell>
        </table:table-row>
        <table:table-row table:style-name="ro1">
          <table:table-cell office:value-type="float" office:value="6594.08407338258" calcext:value-type="float">
            <text:p>6594.0840733826</text:p>
          </table:table-cell>
          <table:table-cell office:value-type="float" office:value="6594.08407338257" calcext:value-type="float">
            <text:p>6594.0840733826</text:p>
          </table:table-cell>
          <table:table-cell/>
          <table:table-cell office:value-type="float" office:value="6692.32466854458" calcext:value-type="float">
            <text:p>6692.3246685446</text:p>
          </table:table-cell>
          <table:table-cell office:value-type="float" office:value="6692.32466854461" calcext:value-type="float">
            <text:p>6692.3246685446</text:p>
          </table:table-cell>
        </table:table-row>
        <table:table-row table:style-name="ro1">
          <table:table-cell table:number-columns-repeated="2" office:value-type="float" office:value="7575.49838910557" calcext:value-type="float">
            <text:p>7575.4983891056</text:p>
          </table:table-cell>
          <table:table-cell/>
          <table:table-cell office:value-type="float" office:value="6761.14229733068" calcext:value-type="float">
            <text:p>6761.1422973307</text:p>
          </table:table-cell>
          <table:table-cell office:value-type="float" office:value="6761.1422973307" calcext:value-type="float">
            <text:p>6761.1422973307</text:p>
          </table:table-cell>
        </table:table-row>
        <table:table-row table:style-name="ro1">
          <table:table-cell table:number-columns-repeated="2" office:value-type="float" office:value="7833.85636064265" calcext:value-type="float">
            <text:p>7833.8563606427</text:p>
          </table:table-cell>
          <table:table-cell/>
          <table:table-cell office:value-type="float" office:value="7675.37507541222" calcext:value-type="float">
            <text:p>7675.3750754122</text:p>
          </table:table-cell>
          <table:table-cell office:value-type="float" office:value="7675.37507541221" calcext:value-type="float">
            <text:p>7675.3750754122</text:p>
          </table:table-cell>
        </table:table-row>
        <table:table-row table:style-name="ro1">
          <table:table-cell office:value-type="float" office:value="8118.79741235501" calcext:value-type="float">
            <text:p>8118.797412355</text:p>
          </table:table-cell>
          <table:table-cell office:value-type="float" office:value="8118.797412355" calcext:value-type="float">
            <text:p>8118.797412355</text:p>
          </table:table-cell>
          <table:table-cell/>
          <table:table-cell office:value-type="float" office:value="8118.79741235499" calcext:value-type="float">
            <text:p>8118.797412355</text:p>
          </table:table-cell>
          <table:table-cell office:value-type="float" office:value="8118.797412355" calcext:value-type="float">
            <text:p>8118.797412355</text:p>
          </table:table-cell>
        </table:table-row>
        <table:table-row table:style-name="ro1">
          <table:table-cell office:value-type="float" office:value="8443.52815549675" calcext:value-type="float">
            <text:p>8443.5281554968</text:p>
          </table:table-cell>
          <table:table-cell office:value-type="float" office:value="8443.52815549676" calcext:value-type="float">
            <text:p>8443.5281554968</text:p>
          </table:table-cell>
          <table:table-cell/>
          <table:table-cell office:value-type="float" office:value="8689.12494980173" calcext:value-type="float">
            <text:p>8689.1249498017</text:p>
          </table:table-cell>
          <table:table-cell office:value-type="float" office:value="8689.12494980174" calcext:value-type="float">
            <text:p>8689.1249498017</text:p>
          </table:table-cell>
        </table:table-row>
        <table:table-row table:style-name="ro1">
          <table:table-cell table:number-columns-repeated="2" office:value-type="float" office:value="9049.28681848099" calcext:value-type="float">
            <text:p>9049.286818481</text:p>
          </table:table-cell>
          <table:table-cell/>
          <table:table-cell office:value-type="float" office:value="9049.28681848101" calcext:value-type="float">
            <text:p>9049.286818481</text:p>
          </table:table-cell>
          <table:table-cell office:value-type="float" office:value="9049.28681848099" calcext:value-type="float">
            <text:p>9049.286818481</text:p>
          </table:table-cell>
        </table:table-row>
        <table:table-row table:style-name="ro1">
          <table:table-cell office:value-type="float" office:value="9685.54795026776" calcext:value-type="float">
            <text:p>9685.5479502678</text:p>
          </table:table-cell>
          <table:table-cell office:value-type="float" office:value="9685.54795026777" calcext:value-type="float">
            <text:p>9685.5479502678</text:p>
          </table:table-cell>
          <table:table-cell/>
          <table:table-cell table:number-columns-repeated="2" office:value-type="float" office:value="9419.94387509327" calcext:value-type="float">
            <text:p>9419.9438750933</text:p>
          </table:table-cell>
        </table:table-row>
        <table:table-row table:style-name="ro1">
          <table:table-cell table:number-columns-repeated="2" office:value-type="float" office:value="10054.9387508907" calcext:value-type="float">
            <text:p>10054.9387508907</text:p>
          </table:table-cell>
          <table:table-cell/>
          <table:table-cell table:number-columns-repeated="2" office:value-type="float" office:value="10054.9387508907" calcext:value-type="float">
            <text:p>10054.9387508907</text:p>
          </table:table-cell>
        </table:table-row>
        <table:table-row table:style-name="ro1">
          <table:table-cell table:number-columns-repeated="2" office:value-type="float" office:value="10399.1256359802" calcext:value-type="float">
            <text:p>10399.1256359802</text:p>
          </table:table-cell>
          <table:table-cell/>
          <table:table-cell table:number-columns-repeated="2" office:value-type="float" office:value="10600.2793383991" calcext:value-type="float">
            <text:p>10600.2793383991</text:p>
          </table:table-cell>
        </table:table-row>
        <table:table-row table:style-name="ro1">
          <table:table-cell table:number-columns-repeated="2" office:value-type="float" office:value="10731.2154677819" calcext:value-type="float">
            <text:p>10731.2154677819</text:p>
          </table:table-cell>
          <table:table-cell/>
          <table:table-cell table:number-columns-repeated="2" office:value-type="float" office:value="11995.3340386177" calcext:value-type="float">
            <text:p>11995.3340386177</text:p>
          </table:table-cell>
        </table:table-row>
        <table:table-row table:style-name="ro1">
          <table:table-cell table:number-columns-repeated="2" office:value-type="float" office:value="12341.5255904664" calcext:value-type="float">
            <text:p>12341.5255904664</text:p>
          </table:table-cell>
          <table:table-cell/>
          <table:table-cell table:number-columns-repeated="2" office:value-type="float" office:value="12131.0865578559" calcext:value-type="float">
            <text:p>12131.0865578559</text:p>
          </table:table-cell>
        </table:table-row>
        <table:table-row table:style-name="ro1">
          <table:table-cell office:value-type="float" office:value="12707.1373876078" calcext:value-type="float">
            <text:p>12707.1373876078</text:p>
          </table:table-cell>
          <table:table-cell office:value-type="float" office:value="12707.1373876079" calcext:value-type="float">
            <text:p>12707.1373876079</text:p>
          </table:table-cell>
          <table:table-cell/>
          <table:table-cell office:value-type="float" office:value="12707.1373876079" calcext:value-type="float">
            <text:p>12707.1373876079</text:p>
          </table:table-cell>
          <table:table-cell office:value-type="float" office:value="12707.1373876078" calcext:value-type="float">
            <text:p>12707.1373876078</text:p>
          </table:table-cell>
        </table:table-row>
        <table:table-row table:style-name="ro1">
          <table:table-cell table:number-columns-repeated="2" office:value-type="float" office:value="13107.8755864217" calcext:value-type="float">
            <text:p>13107.8755864217</text:p>
          </table:table-cell>
          <table:table-cell/>
          <table:table-cell office:value-type="float" office:value="13401.8836758742" calcext:value-type="float">
            <text:p>13401.8836758742</text:p>
          </table:table-cell>
          <table:table-cell office:value-type="float" office:value="13401.8836758743" calcext:value-type="float">
            <text:p>13401.8836758743</text:p>
          </table:table-cell>
        </table:table-row>
        <table:table-row table:style-name="ro1">
          <table:table-cell office:value-type="float" office:value="13821.4015765036" calcext:value-type="float">
            <text:p>13821.4015765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21.4015765036" calcext:value-type="float">
            <text:p>13821.4015765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534.9275665856" calcext:value-type="float">
            <text:p>14534.9275665856</text:p>
          </table:table-cell>
          <table:table-cell/>
          <table:table-cell table:number-columns-repeated="2" office:value-type="float" office:value="14240.919477133" calcext:value-type="float">
            <text:p>14240.919477133</text:p>
          </table:table-cell>
        </table:table-row>
        <table:table-row table:style-name="ro1">
          <table:table-cell table:number-columns-repeated="2" office:value-type="float" office:value="14935.6657653994" calcext:value-type="float">
            <text:p>14935.6657653994</text:p>
          </table:table-cell>
          <table:table-cell/>
          <table:table-cell table:number-columns-repeated="2" office:value-type="float" office:value="14935.6657653994" calcext:value-type="float">
            <text:p>14935.6657653994</text:p>
          </table:table-cell>
        </table:table-row>
        <table:table-row table:style-name="ro1">
          <table:table-cell table:number-columns-repeated="2" office:value-type="float" office:value="15301.2775625408" calcext:value-type="float">
            <text:p>15301.2775625408</text:p>
          </table:table-cell>
          <table:table-cell/>
          <table:table-cell table:number-columns-repeated="2" office:value-type="float" office:value="15511.7165951514" calcext:value-type="float">
            <text:p>15511.7165951514</text:p>
          </table:table-cell>
        </table:table-row>
        <table:table-row table:style-name="ro1">
          <table:table-cell table:number-columns-repeated="2" office:value-type="float" office:value="16911.5876852253" calcext:value-type="float">
            <text:p>16911.5876852253</text:p>
          </table:table-cell>
          <table:table-cell/>
          <table:table-cell table:number-columns-repeated="2" office:value-type="float" office:value="15647.4691143895" calcext:value-type="float">
            <text:p>15647.4691143895</text:p>
          </table:table-cell>
        </table:table-row>
        <table:table-row table:style-name="ro1">
          <table:table-cell table:number-columns-repeated="2" office:value-type="float" office:value="17243.677517027" calcext:value-type="float">
            <text:p>17243.677517027</text:p>
          </table:table-cell>
          <table:table-cell/>
          <table:table-cell table:number-columns-repeated="2" office:value-type="float" office:value="17042.5238146081" calcext:value-type="float">
            <text:p>17042.5238146081</text:p>
          </table:table-cell>
        </table:table-row>
        <table:table-row table:style-name="ro1">
          <table:table-cell table:number-columns-repeated="2" office:value-type="float" office:value="17587.8644021165" calcext:value-type="float">
            <text:p>17587.8644021165</text:p>
          </table:table-cell>
          <table:table-cell/>
          <table:table-cell office:value-type="float" office:value="17587.8644021166" calcext:value-type="float">
            <text:p>17587.8644021166</text:p>
          </table:table-cell>
          <table:table-cell office:value-type="float" office:value="17587.8644021165" calcext:value-type="float">
            <text:p>17587.8644021165</text:p>
          </table:table-cell>
        </table:table-row>
        <table:table-row table:style-name="ro1">
          <table:table-cell table:number-columns-repeated="2" office:value-type="float" office:value="17957.2552027395" calcext:value-type="float">
            <text:p>17957.2552027395</text:p>
          </table:table-cell>
          <table:table-cell/>
          <table:table-cell office:value-type="float" office:value="18222.8592779139" calcext:value-type="float">
            <text:p>18222.8592779139</text:p>
          </table:table-cell>
          <table:table-cell office:value-type="float" office:value="18222.859277914" calcext:value-type="float">
            <text:p>18222.859277914</text:p>
          </table:table-cell>
        </table:table-row>
        <table:table-row table:style-name="ro1">
          <table:table-cell office:value-type="float" office:value="18593.5163345263" calcext:value-type="float">
            <text:p>18593.5163345263</text:p>
          </table:table-cell>
          <table:table-cell office:value-type="float" office:value="18593.5163345262" calcext:value-type="float">
            <text:p>18593.5163345262</text:p>
          </table:table-cell>
          <table:table-cell/>
          <table:table-cell table:number-columns-repeated="2" office:value-type="float" office:value="18593.5163345262" calcext:value-type="float">
            <text:p>18593.5163345262</text:p>
          </table:table-cell>
        </table:table-row>
        <table:table-row table:style-name="ro1">
          <table:table-cell table:number-columns-repeated="2" office:value-type="float" office:value="19199.2749975105" calcext:value-type="float">
            <text:p>19199.2749975105</text:p>
          </table:table-cell>
          <table:table-cell/>
          <table:table-cell table:number-columns-repeated="2" office:value-type="float" office:value="18953.6782032055" calcext:value-type="float">
            <text:p>18953.6782032055</text:p>
          </table:table-cell>
        </table:table-row>
        <table:table-row table:style-name="ro1">
          <table:table-cell table:number-columns-repeated="2" office:value-type="float" office:value="19524.0057406522" calcext:value-type="float">
            <text:p>19524.0057406522</text:p>
          </table:table-cell>
          <table:table-cell/>
          <table:table-cell table:number-columns-repeated="2" office:value-type="float" office:value="19524.0057406522" calcext:value-type="float">
            <text:p>19524.0057406522</text:p>
          </table:table-cell>
        </table:table-row>
        <table:table-row table:style-name="ro1">
          <table:table-cell table:number-columns-repeated="2" office:value-type="float" office:value="19808.9467923646" calcext:value-type="float">
            <text:p>19808.9467923646</text:p>
          </table:table-cell>
          <table:table-cell/>
          <table:table-cell table:number-columns-repeated="2" office:value-type="float" office:value="19967.428077595" calcext:value-type="float">
            <text:p>19967.428077595</text:p>
          </table:table-cell>
        </table:table-row>
        <table:table-row table:style-name="ro1">
          <table:table-cell table:number-columns-repeated="2" office:value-type="float" office:value="20067.3047639017" calcext:value-type="float">
            <text:p>20067.3047639017</text:p>
          </table:table-cell>
          <table:table-cell/>
          <table:table-cell table:number-columns-repeated="2" office:value-type="float" office:value="20881.6608556765" calcext:value-type="float">
            <text:p>20881.6608556765</text:p>
          </table:table-cell>
        </table:table-row>
        <table:table-row table:style-name="ro1">
          <table:table-cell office:value-type="float" office:value="21048.7190796246" calcext:value-type="float">
            <text:p>21048.7190796246</text:p>
          </table:table-cell>
          <table:table-cell office:value-type="float" office:value="21048.7190796247" calcext:value-type="float">
            <text:p>21048.7190796247</text:p>
          </table:table-cell>
          <table:table-cell/>
          <table:table-cell table:number-columns-repeated="2" office:value-type="float" office:value="20950.4784844626" calcext:value-type="float">
            <text:p>20950.4784844626</text:p>
          </table:table-cell>
        </table:table-row>
        <table:table-row table:style-name="ro1">
          <table:table-cell table:number-columns-repeated="2" office:value-type="float" office:value="21193.0278275472" calcext:value-type="float">
            <text:p>21193.0278275472</text:p>
          </table:table-cell>
          <table:table-cell/>
          <table:table-cell table:number-columns-repeated="2" office:value-type="float" office:value="21193.0278275472" calcext:value-type="float">
            <text:p>21193.0278275472</text:p>
          </table:table-cell>
        </table:table-row>
        <table:table-row table:style-name="ro1">
          <table:table-cell office:value-type="float" office:value="21308.7476685628" calcext:value-type="float">
            <text:p>21308.7476685628</text:p>
          </table:table-cell>
          <table:table-cell office:value-type="float" office:value="21308.7476685627" calcext:value-type="float">
            <text:p>21308.7476685627</text:p>
          </table:table-cell>
          <table:table-cell/>
          <table:table-cell office:value-type="float" office:value="21362.7714639332" calcext:value-type="float">
            <text:p>21362.7714639332</text:p>
          </table:table-cell>
          <table:table-cell office:value-type="float" office:value="21362.7714639331" calcext:value-type="float">
            <text:p>21362.7714639331</text:p>
          </table:table-cell>
        </table:table-row>
        <table:table-row table:style-name="ro1">
          <table:table-cell office:value-type="float" office:value="21391.6949962922" calcext:value-type="float">
            <text:p>21391.69499629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385.2157862392" calcext:value-type="float">
            <text:p>25385.2157862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9.0945504422" calcext:value-type="float">
            <text:p>25439.0945504422</text:p>
          </table:table-cell>
          <table:table-cell office:value-type="float" office:value="25439.0945504423" calcext:value-type="float">
            <text:p>25439.0945504423</text:p>
          </table:table-cell>
          <table:table-cell/>
          <table:table-cell table:number-columns-repeated="2" office:value-type="float" office:value="25404.099093056" calcext:value-type="float">
            <text:p>25404.099093056</text:p>
          </table:table-cell>
        </table:table-row>
        <table:table-row table:style-name="ro1">
          <table:table-cell table:number-columns-repeated="2" office:value-type="float" office:value="25512.8629032113" calcext:value-type="float">
            <text:p>25512.8629032113</text:p>
          </table:table-cell>
          <table:table-cell/>
          <table:table-cell table:number-columns-repeated="2" office:value-type="float" office:value="25512.8629032113" calcext:value-type="float">
            <text:p>25512.8629032113</text:p>
          </table:table-cell>
        </table:table-row>
        <table:table-row table:style-name="ro1">
          <table:table-cell office:value-type="float" office:value="25602.6164225226" calcext:value-type="float">
            <text:p>25602.6164225226</text:p>
          </table:table-cell>
          <table:table-cell office:value-type="float" office:value="25602.6164225225" calcext:value-type="float">
            <text:p>25602.6164225225</text:p>
          </table:table-cell>
          <table:table-cell/>
          <table:table-cell office:value-type="float" office:value="25662.3223168591" calcext:value-type="float">
            <text:p>25662.3223168591</text:p>
          </table:table-cell>
          <table:table-cell office:value-type="float" office:value="25662.3223168592" calcext:value-type="float">
            <text:p>25662.3223168592</text:p>
          </table:table-cell>
        </table:table-row>
        <table:table-row table:style-name="ro1">
          <table:table-cell table:number-columns-repeated="2" office:value-type="float" office:value="26151.0339681294" calcext:value-type="float">
            <text:p>26151.0339681294</text:p>
          </table:table-cell>
          <table:table-cell/>
          <table:table-cell office:value-type="float" office:value="25703.4839045229" calcext:value-type="float">
            <text:p>25703.4839045229</text:p>
          </table:table-cell>
          <table:table-cell office:value-type="float" office:value="25703.483904523" calcext:value-type="float">
            <text:p>25703.483904523</text:p>
          </table:table-cell>
        </table:table-row>
        <table:table-row table:style-name="ro1">
          <table:table-cell table:number-columns-repeated="2" office:value-type="float" office:value="26278.5458651035" calcext:value-type="float">
            <text:p>26278.5458651035</text:p>
          </table:table-cell>
          <table:table-cell/>
          <table:table-cell table:number-columns-repeated="2" office:value-type="float" office:value="26201.1228894758" calcext:value-type="float">
            <text:p>26201.1228894758</text:p>
          </table:table-cell>
        </table:table-row>
        <table:table-row table:style-name="ro1">
          <table:table-cell office:value-type="float" office:value="26411.5345101153" calcext:value-type="float">
            <text:p>26411.5345101153</text:p>
          </table:table-cell>
          <table:table-cell office:value-type="float" office:value="26411.5345101152" calcext:value-type="float">
            <text:p>26411.5345101152</text:p>
          </table:table-cell>
          <table:table-cell/>
          <table:table-cell office:value-type="float" office:value="26411.5345101153" calcext:value-type="float">
            <text:p>26411.5345101153</text:p>
          </table:table-cell>
          <table:table-cell office:value-type="float" office:value="26411.5345101152" calcext:value-type="float">
            <text:p>26411.5345101152</text:p>
          </table:table-cell>
        </table:table-row>
        <table:table-row table:style-name="ro1">
          <table:table-cell table:number-columns-repeated="2" office:value-type="float" office:value="26553.6291509151" calcext:value-type="float">
            <text:p>26553.6291509151</text:p>
          </table:table-cell>
          <table:table-cell/>
          <table:table-cell table:number-columns-repeated="2" office:value-type="float" office:value="26654.5959631708" calcext:value-type="float">
            <text:p>26654.5959631708</text:p>
          </table:table-cell>
        </table:table-row>
        <table:table-row table:style-name="ro1">
          <table:table-cell table:number-columns-repeated="2" office:value-type="float" office:value="26792.8341217254" calcext:value-type="float">
            <text:p>26792.8341217254</text:p>
          </table:table-cell>
          <table:table-cell/>
          <table:table-cell table:number-columns-repeated="2" office:value-type="float" office:value="26792.8341217254" calcext:value-type="float">
            <text:p>26792.8341217254</text:p>
          </table:table-cell>
        </table:table-row>
        <table:table-row table:style-name="ro1">
          <table:table-cell table:number-columns-repeated="2" office:value-type="float" office:value="27009.4968264375" calcext:value-type="float">
            <text:p>27009.4968264375</text:p>
          </table:table-cell>
          <table:table-cell/>
          <table:table-cell table:number-columns-repeated="2" office:value-type="float" office:value="26923.2454025333" calcext:value-type="float">
            <text:p>26923.2454025333</text:p>
          </table:table-cell>
        </table:table-row>
        <table:table-row table:style-name="ro1">
          <table:table-cell office:value-type="float" office:value="27119.7059542149" calcext:value-type="float">
            <text:p>27119.7059542149</text:p>
          </table:table-cell>
          <table:table-cell office:value-type="float" office:value="27119.7059542148" calcext:value-type="float">
            <text:p>27119.7059542148</text:p>
          </table:table-cell>
          <table:table-cell/>
          <table:table-cell office:value-type="float" office:value="27119.7059542149" calcext:value-type="float">
            <text:p>27119.7059542149</text:p>
          </table:table-cell>
          <table:table-cell office:value-type="float" office:value="27119.7059542148" calcext:value-type="float">
            <text:p>27119.7059542148</text:p>
          </table:table-cell>
        </table:table-row>
        <table:table-row table:style-name="ro1">
          <table:table-cell office:value-type="float" office:value="27212.4123272234" calcext:value-type="float">
            <text:p>27212.4123272234</text:p>
          </table:table-cell>
          <table:table-cell office:value-type="float" office:value="27212.4123272233" calcext:value-type="float">
            <text:p>27212.4123272233</text:p>
          </table:table-cell>
          <table:table-cell/>
          <table:table-cell office:value-type="float" office:value="27262.2167700165" calcext:value-type="float">
            <text:p>27262.2167700165</text:p>
          </table:table-cell>
          <table:table-cell office:value-type="float" office:value="27262.2167700164" calcext:value-type="float">
            <text:p>27262.2167700164</text:p>
          </table:table-cell>
        </table:table-row>
        <table:table-row table:style-name="ro1">
          <table:table-cell table:number-columns-repeated="2" office:value-type="float" office:value="27292.9230701004" calcext:value-type="float">
            <text:p>27292.9230701004</text:p>
          </table:table-cell>
          <table:table-cell/>
          <table:table-cell table:number-columns-repeated="2" office:value-type="float" office:value="27521.6431395585" calcext:value-type="float">
            <text:p>27521.6431395585</text:p>
          </table:table-cell>
        </table:table-row>
        <table:table-row table:style-name="ro1">
          <table:table-cell table:number-columns-repeated="2" office:value-type="float" office:value="27563.3486221346" calcext:value-type="float">
            <text:p>27563.3486221346</text:p>
          </table:table-cell>
          <table:table-cell/>
          <table:table-cell table:number-columns-repeated="2" office:value-type="float" office:value="27539.0535868409" calcext:value-type="float">
            <text:p>27539.0535868409</text:p>
          </table:table-cell>
        </table:table-row>
        <table:table-row table:style-name="ro1">
          <table:table-cell office:value-type="float" office:value="27597.8146385573" calcext:value-type="float">
            <text:p>27597.8146385573</text:p>
          </table:table-cell>
          <table:table-cell office:value-type="float" office:value="27597.8146385572" calcext:value-type="float">
            <text:p>27597.8146385572</text:p>
          </table:table-cell>
          <table:table-cell/>
          <table:table-cell table:number-columns-repeated="2" office:value-type="float" office:value="27597.8146385572" calcext:value-type="float">
            <text:p>27597.8146385572</text:p>
          </table:table-cell>
        </table:table-row>
        <table:table-row table:style-name="ro1">
          <table:table-cell table:number-columns-repeated="2" office:value-type="float" office:value="27624.3730754401" calcext:value-type="float">
            <text:p>27624.3730754401</text:p>
          </table:table-cell>
          <table:table-cell/>
          <table:table-cell office:value-type="float" office:value="27636.4349195698" calcext:value-type="float">
            <text:p>27636.4349195698</text:p>
          </table:table-cell>
          <table:table-cell office:value-type="float" office:value="27636.4349195697" calcext:value-type="float">
            <text:p>27636.4349195697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direct comp.</text:p>
          </table:table-cell>
          <table:table-cell office:value-type="string" calcext:value-type="string">
            <text:p>decimated</text:p>
          </table:table-cell>
          <table:table-cell/>
          <table:table-cell office:value-type="string" calcext:value-type="string">
            <text:p>direct comp.</text:p>
          </table:table-cell>
          <table:table-cell office:value-type="string" calcext:value-type="string">
            <text:p>decimated</text:p>
          </table:table-cell>
        </table:table-row>
        <table:table-row table:style-name="ro1">
          <table:table-cell office:value-type="string" calcext:value-type="string">
            <text:p>P=0.9</text:p>
          </table:table-cell>
          <table:table-cell table:number-columns-repeated="2"/>
          <table:table-cell office:value-type="string" calcext:value-type="string">
            <text:p>P=0.1</text:p>
          </table:table-cell>
          <table:table-cell/>
        </table:table-row>
        <table:table-row table:style-name="ro1">
          <table:table-cell office:value-type="float" office:value="63.3386464957407" calcext:value-type="float">
            <text:p>63.3386464957</text:p>
          </table:table-cell>
          <table:table-cell office:value-type="float" office:value="63.3386464956916" calcext:value-type="float">
            <text:p>63.3386464957</text:p>
          </table:table-cell>
          <table:table-cell/>
          <table:table-cell office:value-type="float" office:value="4.575013880428" calcext:value-type="float">
            <text:p>4.5750138804</text:p>
          </table:table-cell>
          <table:table-cell office:value-type="float" office:value="4.57501388046227" calcext:value-type="float">
            <text:p>4.5750138805</text:p>
          </table:table-cell>
        </table:table-row>
        <table:table-row table:style-name="ro1">
          <table:table-cell office:value-type="float" office:value="94.5509392121582" calcext:value-type="float">
            <text:p>94.5509392122</text:p>
          </table:table-cell>
          <table:table-cell office:value-type="float" office:value="94.5509392121987" calcext:value-type="float">
            <text:p>94.5509392122</text:p>
          </table:table-cell>
          <table:table-cell/>
          <table:table-cell office:value-type="float" office:value="94.5509392121857" calcext:value-type="float">
            <text:p>94.5509392122</text:p>
          </table:table-cell>
          <table:table-cell office:value-type="float" office:value="94.5509392121986" calcext:value-type="float">
            <text:p>94.5509392122</text:p>
          </table:table-cell>
        </table:table-row>
        <table:table-row table:style-name="ro1">
          <table:table-cell office:value-type="float" office:value="127.164199800079" calcext:value-type="float">
            <text:p>127.1641998001</text:p>
          </table:table-cell>
          <table:table-cell office:value-type="float" office:value="127.164199800045" calcext:value-type="float">
            <text:p>127.1641998</text:p>
          </table:table-cell>
          <table:table-cell/>
          <table:table-cell office:value-type="float" office:value="197.302447623799" calcext:value-type="float">
            <text:p>197.3024476238</text:p>
          </table:table-cell>
          <table:table-cell office:value-type="float" office:value="197.302447623745" calcext:value-type="float">
            <text:p>197.3024476237</text:p>
          </table:table-cell>
        </table:table-row>
        <table:table-row table:style-name="ro1">
          <table:table-cell office:value-type="float" office:value="2812.51298078377" calcext:value-type="float">
            <text:p>2812.5129807838</text:p>
          </table:table-cell>
          <table:table-cell office:value-type="float" office:value="2812.51298078378" calcext:value-type="float">
            <text:p>2812.5129807838</text:p>
          </table:table-cell>
          <table:table-cell/>
          <table:table-cell office:value-type="float" office:value="203.320705277925" calcext:value-type="float">
            <text:p>203.3207052779</text:p>
          </table:table-cell>
          <table:table-cell office:value-type="float" office:value="203.320705277921" calcext:value-type="float">
            <text:p>203.3207052779</text:p>
          </table:table-cell>
        </table:table-row>
        <table:table-row table:style-name="ro1">
          <table:table-cell office:value-type="float" office:value="3091.38997917338" calcext:value-type="float">
            <text:p>3091.3899791734</text:p>
          </table:table-cell>
          <table:table-cell office:value-type="float" office:value="3091.38997917339" calcext:value-type="float">
            <text:p>3091.3899791734</text:p>
          </table:table-cell>
          <table:table-cell/>
          <table:table-cell office:value-type="float" office:value="2832.15898177223" calcext:value-type="float">
            <text:p>2832.1589817722</text:p>
          </table:table-cell>
          <table:table-cell office:value-type="float" office:value="2832.15898177218" calcext:value-type="float">
            <text:p>2832.1589817722</text:p>
          </table:table-cell>
        </table:table-row>
        <table:table-row table:style-name="ro1">
          <table:table-cell office:value-type="float" office:value="3239.2476423338" calcext:value-type="float">
            <text:p>3239.2476423338</text:p>
          </table:table-cell>
          <table:table-cell office:value-type="float" office:value="3239.24764233386" calcext:value-type="float">
            <text:p>3239.2476423339</text:p>
          </table:table-cell>
          <table:table-cell/>
          <table:table-cell office:value-type="float" office:value="3239.24764233396" calcext:value-type="float">
            <text:p>3239.247642334</text:p>
          </table:table-cell>
          <table:table-cell office:value-type="float" office:value="3239.24764233386" calcext:value-type="float">
            <text:p>3239.2476423339</text:p>
          </table:table-cell>
        </table:table-row>
        <table:table-row table:style-name="ro1">
          <table:table-cell office:value-type="float" office:value="3409.2824553196" calcext:value-type="float">
            <text:p>3409.2824553196</text:p>
          </table:table-cell>
          <table:table-cell office:value-type="float" office:value="3409.28245531966" calcext:value-type="float">
            <text:p>3409.2824553197</text:p>
          </table:table-cell>
          <table:table-cell/>
          <table:table-cell office:value-type="float" office:value="3982.27595912148" calcext:value-type="float">
            <text:p>3982.2759591215</text:p>
          </table:table-cell>
          <table:table-cell office:value-type="float" office:value="3982.27595912144" calcext:value-type="float">
            <text:p>3982.2759591214</text:p>
          </table:table-cell>
        </table:table-row>
        <table:table-row table:style-name="ro1">
          <table:table-cell office:value-type="float" office:value="4196.60913391702" calcext:value-type="float">
            <text:p>4196.609133917</text:p>
          </table:table-cell>
          <table:table-cell office:value-type="float" office:value="4196.60913391697" calcext:value-type="float">
            <text:p>4196.609133917</text:p>
          </table:table-cell>
          <table:table-cell/>
          <table:table-cell office:value-type="float" office:value="4196.60913391698" calcext:value-type="float">
            <text:p>4196.609133917</text:p>
          </table:table-cell>
          <table:table-cell office:value-type="float" office:value="4196.60913391696" calcext:value-type="float">
            <text:p>4196.609133917</text:p>
          </table:table-cell>
        </table:table-row>
        <table:table-row table:style-name="ro1">
          <table:table-cell office:value-type="float" office:value="5003.2397963726" calcext:value-type="float">
            <text:p>5003.2397963726</text:p>
          </table:table-cell>
          <table:table-cell office:value-type="float" office:value="5003.23979637256" calcext:value-type="float">
            <text:p>5003.2397963726</text:p>
          </table:table-cell>
          <table:table-cell/>
          <table:table-cell office:value-type="float" office:value="4412.34760966842" calcext:value-type="float">
            <text:p>4412.3476096684</text:p>
          </table:table-cell>
          <table:table-cell office:value-type="float" office:value="4412.34760966836" calcext:value-type="float">
            <text:p>4412.3476096684</text:p>
          </table:table-cell>
        </table:table-row>
        <table:table-row table:style-name="ro1">
          <table:table-cell office:value-type="float" office:value="5182.66717991319" calcext:value-type="float">
            <text:p>5182.6671799132</text:p>
          </table:table-cell>
          <table:table-cell office:value-type="float" office:value="5182.66717991318" calcext:value-type="float">
            <text:p>5182.6671799132</text:p>
          </table:table-cell>
          <table:table-cell/>
          <table:table-cell table:number-columns-repeated="2" office:value-type="float" office:value="5182.66717991317" calcext:value-type="float">
            <text:p>5182.6671799132</text:p>
          </table:table-cell>
        </table:table-row>
        <table:table-row table:style-name="ro1">
          <table:table-cell office:value-type="float" office:value="5340.25439208061" calcext:value-type="float">
            <text:p>5340.2543920806</text:p>
          </table:table-cell>
          <table:table-cell office:value-type="float" office:value="5340.25439208071" calcext:value-type="float">
            <text:p>5340.2543920807</text:p>
          </table:table-cell>
          <table:table-cell/>
          <table:table-cell office:value-type="float" office:value="5620.11733642624" calcext:value-type="float">
            <text:p>5620.1173364262</text:p>
          </table:table-cell>
          <table:table-cell office:value-type="float" office:value="5620.11733642619" calcext:value-type="float">
            <text:p>5620.1173364262</text:p>
          </table:table-cell>
        </table:table-row>
        <table:table-row table:style-name="ro1">
          <table:table-cell office:value-type="float" office:value="5641.51509877717" calcext:value-type="float">
            <text:p>5641.5150987772</text:p>
          </table:table-cell>
          <table:table-cell office:value-type="float" office:value="5641.51509877731" calcext:value-type="float">
            <text:p>5641.5150987773</text:p>
          </table:table-cell>
          <table:table-cell/>
          <table:table-cell office:value-type="float" office:value="8744.38552426868" calcext:value-type="float">
            <text:p>8744.3855242687</text:p>
          </table:table-cell>
          <table:table-cell office:value-type="float" office:value="8744.3855242687" calcext:value-type="float">
            <text:p>8744.3855242687</text:p>
          </table:table-cell>
        </table:table-row>
        <table:table-row table:style-name="ro1">
          <table:table-cell office:value-type="float" office:value="8843.54928839655" calcext:value-type="float">
            <text:p>8843.5492883966</text:p>
          </table:table-cell>
          <table:table-cell office:value-type="float" office:value="8843.54928839653" calcext:value-type="float">
            <text:p>8843.5492883965</text:p>
          </table:table-cell>
          <table:table-cell/>
          <table:table-cell table:number-columns-repeated="2" office:value-type="float" office:value="8752.20233925549" calcext:value-type="float">
            <text:p>8752.2023392555</text:p>
          </table:table-cell>
        </table:table-row>
        <table:table-row table:style-name="ro1">
          <table:table-cell office:value-type="float" office:value="8886.18048548255" calcext:value-type="float">
            <text:p>8886.1804854826</text:p>
          </table:table-cell>
          <table:table-cell office:value-type="float" office:value="8886.1804854825" calcext:value-type="float">
            <text:p>8886.1804854825</text:p>
          </table:table-cell>
          <table:table-cell/>
          <table:table-cell office:value-type="float" office:value="8886.18048548246" calcext:value-type="float">
            <text:p>8886.1804854825</text:p>
          </table:table-cell>
          <table:table-cell office:value-type="float" office:value="8886.18048548249" calcext:value-type="float">
            <text:p>8886.1804854825</text:p>
          </table:table-cell>
        </table:table-row>
        <table:table-row table:style-name="ro1">
          <table:table-cell office:value-type="float" office:value="8927.07374311511" calcext:value-type="float">
            <text:p>8927.0737431151</text:p>
          </table:table-cell>
          <table:table-cell office:value-type="float" office:value="8927.07374311504" calcext:value-type="float">
            <text:p>8927.073743115</text:p>
          </table:table-cell>
          <table:table-cell/>
          <table:table-cell office:value-type="float" office:value="9004.31286796725" calcext:value-type="float">
            <text:p>9004.3128679673</text:p>
          </table:table-cell>
          <table:table-cell office:value-type="float" office:value="9004.31286796724" calcext:value-type="float">
            <text:p>9004.3128679673</text:p>
          </table:table-cell>
        </table:table-row>
        <table:table-row table:style-name="ro1">
          <table:table-cell office:value-type="float" office:value="120058.773593752" calcext:value-type="float">
            <text:p>120058.773593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10.33998564367" calcext:value-type="float">
            <text:p>9010.3399856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309.199492705" calcext:value-type="float">
            <text:p>120309.199492705</text:p>
          </table:table-cell>
          <table:table-cell/>
          <table:table-cell table:number-columns-repeated="2" office:value-type="float" office:value="120076.858219045" calcext:value-type="float">
            <text:p>120076.858219045</text:p>
          </table:table-cell>
        </table:table-row>
        <table:table-row table:style-name="ro1">
          <table:table-cell table:number-columns-repeated="2" office:value-type="float" office:value="120432.649672741" calcext:value-type="float">
            <text:p>120432.649672741</text:p>
          </table:table-cell>
          <table:table-cell/>
          <table:table-cell table:number-columns-repeated="2" office:value-type="float" office:value="120432.649672741" calcext:value-type="float">
            <text:p>120432.649672741</text:p>
          </table:table-cell>
        </table:table-row>
        <table:table-row table:style-name="ro1">
          <table:table-cell table:number-columns-repeated="2" office:value-type="float" office:value="120561.673660037" calcext:value-type="float">
            <text:p>120561.673660037</text:p>
          </table:table-cell>
          <table:table-cell/>
          <table:table-cell table:number-columns-repeated="2" office:value-type="float" office:value="120839.272285139" calcext:value-type="float">
            <text:p>120839.272285139</text:p>
          </table:table-cell>
        </table:table-row>
        <table:table-row table:style-name="ro1">
          <table:table-cell table:number-columns-repeated="2" office:value-type="float" office:value="131432.322336884" calcext:value-type="float">
            <text:p>131432.322336884</text:p>
          </table:table-cell>
          <table:table-cell/>
          <table:table-cell office:value-type="float" office:value="120863.099673429" calcext:value-type="float">
            <text:p>120863.099673429</text:p>
          </table:table-cell>
          <table:table-cell office:value-type="float" office:value="120863.099673428" calcext:value-type="float">
            <text:p>120863.099673428</text:p>
          </table:table-cell>
        </table:table-row>
        <table:table-row table:style-name="ro1">
          <table:table-cell table:number-columns-repeated="2" office:value-type="float" office:value="132608.610189116" calcext:value-type="float">
            <text:p>132608.610189116</text:p>
          </table:table-cell>
          <table:table-cell/>
          <table:table-cell table:number-columns-repeated="2" office:value-type="float" office:value="131514.767177923" calcext:value-type="float">
            <text:p>131514.767177923</text:p>
          </table:table-cell>
        </table:table-row>
        <table:table-row table:style-name="ro1">
          <table:table-cell table:number-columns-repeated="2" office:value-type="float" office:value="133237.785660153" calcext:value-type="float">
            <text:p>133237.785660153</text:p>
          </table:table-cell>
          <table:table-cell/>
          <table:table-cell table:number-columns-repeated="2" office:value-type="float" office:value="133237.785660153" calcext:value-type="float">
            <text:p>133237.785660153</text:p>
          </table:table-cell>
        </table:table-row>
        <table:table-row table:style-name="ro1">
          <table:table-cell office:value-type="float" office:value="133966.464812542" calcext:value-type="float">
            <text:p>133966.464812542</text:p>
          </table:table-cell>
          <table:table-cell office:value-type="float" office:value="133966.464812543" calcext:value-type="float">
            <text:p>133966.464812543</text:p>
          </table:table-cell>
          <table:table-cell/>
          <table:table-cell table:number-columns-repeated="2" office:value-type="float" office:value="136467.807098582" calcext:value-type="float">
            <text:p>136467.807098582</text:p>
          </table:table-cell>
        </table:table-row>
        <table:table-row table:style-name="ro1">
          <table:table-cell table:number-columns-repeated="2" office:value-type="float" office:value="137424.179694314" calcext:value-type="float">
            <text:p>137424.179694314</text:p>
          </table:table-cell>
          <table:table-cell/>
          <table:table-cell table:number-columns-repeated="2" office:value-type="float" office:value="137424.179694314" calcext:value-type="float">
            <text:p>137424.179694314</text:p>
          </table:table-cell>
        </table:table-row>
        <table:table-row table:style-name="ro1">
          <table:table-cell table:number-columns-repeated="2" office:value-type="float" office:value="141150.435883633" calcext:value-type="float">
            <text:p>141150.435883633</text:p>
          </table:table-cell>
          <table:table-cell/>
          <table:table-cell table:number-columns-repeated="2" office:value-type="float" office:value="138399.911972679" calcext:value-type="float">
            <text:p>138399.911972679</text:p>
          </table:table-cell>
        </table:table-row>
        <table:table-row table:style-name="ro1">
          <table:table-cell table:number-columns-repeated="2" office:value-type="float" office:value="142011.859197447" calcext:value-type="float">
            <text:p>142011.859197447</text:p>
          </table:table-cell>
          <table:table-cell/>
          <table:table-cell table:number-columns-repeated="2" office:value-type="float" office:value="142011.859197447" calcext:value-type="float">
            <text:p>142011.859197447</text:p>
          </table:table-cell>
        </table:table-row>
        <table:table-row table:style-name="ro1">
          <table:table-cell office:value-type="float" office:value="142780.028609961" calcext:value-type="float">
            <text:p>142780.028609961</text:p>
          </table:table-cell>
          <table:table-cell office:value-type="float" office:value="142780.02860996" calcext:value-type="float">
            <text:p>142780.02860996</text:p>
          </table:table-cell>
          <table:table-cell/>
          <table:table-cell table:number-columns-repeated="2" office:value-type="float" office:value="144173.807630578" calcext:value-type="float">
            <text:p>144173.807630578</text:p>
          </table:table-cell>
        </table:table-row>
        <table:table-row table:style-name="ro1">
          <table:table-cell table:number-columns-repeated="2" office:value-type="float" office:value="144282.053508788" calcext:value-type="float">
            <text:p>144282.053508788</text:p>
          </table:table-cell>
          <table:table-cell/>
          <table:table-cell table:number-columns-repeated="2" office:value-type="float" office:value="167135.625389959" calcext:value-type="float">
            <text:p>167135.625389959</text:p>
          </table:table-cell>
        </table:table-row>
        <table:table-row table:style-name="ro1">
          <table:table-cell office:value-type="float" office:value="168901.705325968" calcext:value-type="float">
            <text:p>168901.705325968</text:p>
          </table:table-cell>
          <table:table-cell office:value-type="float" office:value="168901.705325967" calcext:value-type="float">
            <text:p>168901.705325967</text:p>
          </table:table-cell>
          <table:table-cell/>
          <table:table-cell table:number-columns-repeated="2" office:value-type="float" office:value="167261.513408873" calcext:value-type="float">
            <text:p>167261.513408873</text:p>
          </table:table-cell>
        </table:table-row>
        <table:table-row table:style-name="ro1">
          <table:table-cell table:number-columns-repeated="2" office:value-type="float" office:value="169821.55538355" calcext:value-type="float">
            <text:p>169821.55538355</text:p>
          </table:table-cell>
          <table:table-cell/>
          <table:table-cell table:number-columns-repeated="2" office:value-type="float" office:value="169821.555383549" calcext:value-type="float">
            <text:p>169821.555383549</text:p>
          </table:table-cell>
        </table:table-row>
        <table:table-row table:style-name="ro1">
          <table:table-cell table:number-columns-repeated="2" office:value-type="float" office:value="170867.233180265" calcext:value-type="float">
            <text:p>170867.233180265</text:p>
          </table:table-cell>
          <table:table-cell/>
          <table:table-cell office:value-type="float" office:value="174315.485642098" calcext:value-type="float">
            <text:p>174315.485642098</text:p>
          </table:table-cell>
          <table:table-cell office:value-type="float" office:value="174315.4856421" calcext:value-type="float">
            <text:p>174315.4856421</text:p>
          </table:table-cell>
        </table:table-row>
        <table:table-row table:style-name="ro1">
          <table:table-cell office:value-type="float" office:value="175582.990397806" calcext:value-type="float">
            <text:p>175582.990397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582.990397805" calcext:value-type="float">
            <text:p>175582.990397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98.747615345" calcext:value-type="float">
            <text:p>180298.747615345</text:p>
          </table:table-cell>
          <table:table-cell office:value-type="float" office:value="180298.747615346" calcext:value-type="float">
            <text:p>180298.747615346</text:p>
          </table:table-cell>
          <table:table-cell/>
          <table:table-cell office:value-type="float" office:value="176850.495153512" calcext:value-type="float">
            <text:p>176850.495153512</text:p>
          </table:table-cell>
          <table:table-cell office:value-type="float" office:value="176850.495153511" calcext:value-type="float">
            <text:p>176850.495153511</text:p>
          </table:table-cell>
        </table:table-row>
        <table:table-row table:style-name="ro1">
          <table:table-cell table:number-columns-repeated="2" office:value-type="float" office:value="181344.425412061" calcext:value-type="float">
            <text:p>181344.425412061</text:p>
          </table:table-cell>
          <table:table-cell/>
          <table:table-cell table:number-columns-repeated="2" office:value-type="float" office:value="181344.425412061" calcext:value-type="float">
            <text:p>181344.425412061</text:p>
          </table:table-cell>
        </table:table-row>
        <table:table-row table:style-name="ro1">
          <table:table-cell table:number-columns-repeated="2" office:value-type="float" office:value="182264.275469643" calcext:value-type="float">
            <text:p>182264.275469643</text:p>
          </table:table-cell>
          <table:table-cell/>
          <table:table-cell table:number-columns-repeated="2" office:value-type="float" office:value="183904.467386738" calcext:value-type="float">
            <text:p>183904.467386738</text:p>
          </table:table-cell>
        </table:table-row>
        <table:table-row table:style-name="ro1">
          <table:table-cell office:value-type="float" office:value="206883.927286822" calcext:value-type="float">
            <text:p>206883.927286822</text:p>
          </table:table-cell>
          <table:table-cell office:value-type="float" office:value="206883.927286823" calcext:value-type="float">
            <text:p>206883.927286823</text:p>
          </table:table-cell>
          <table:table-cell/>
          <table:table-cell table:number-columns-repeated="2" office:value-type="float" office:value="184030.355405651" calcext:value-type="float">
            <text:p>184030.355405651</text:p>
          </table:table-cell>
        </table:table-row>
        <table:table-row table:style-name="ro1">
          <table:table-cell table:number-columns-repeated="2" office:value-type="float" office:value="208385.95218565" calcext:value-type="float">
            <text:p>208385.95218565</text:p>
          </table:table-cell>
          <table:table-cell/>
          <table:table-cell table:number-columns-repeated="2" office:value-type="float" office:value="206992.173165032" calcext:value-type="float">
            <text:p>206992.173165032</text:p>
          </table:table-cell>
        </table:table-row>
        <table:table-row table:style-name="ro1">
          <table:table-cell table:number-columns-repeated="2" office:value-type="float" office:value="209154.121598164" calcext:value-type="float">
            <text:p>209154.121598164</text:p>
          </table:table-cell>
          <table:table-cell/>
          <table:table-cell office:value-type="float" office:value="209154.121598163" calcext:value-type="float">
            <text:p>209154.121598163</text:p>
          </table:table-cell>
          <table:table-cell office:value-type="float" office:value="209154.121598164" calcext:value-type="float">
            <text:p>209154.121598164</text:p>
          </table:table-cell>
        </table:table-row>
        <table:table-row table:style-name="ro1">
          <table:table-cell office:value-type="float" office:value="210015.544911977" calcext:value-type="float">
            <text:p>210015.544911977</text:p>
          </table:table-cell>
          <table:table-cell office:value-type="float" office:value="210015.544911978" calcext:value-type="float">
            <text:p>210015.544911978</text:p>
          </table:table-cell>
          <table:table-cell/>
          <table:table-cell table:number-columns-repeated="2" office:value-type="float" office:value="212766.068822931" calcext:value-type="float">
            <text:p>212766.068822931</text:p>
          </table:table-cell>
        </table:table-row>
        <table:table-row table:style-name="ro1">
          <table:table-cell table:number-columns-repeated="2" office:value-type="float" office:value="213741.801101297" calcext:value-type="float">
            <text:p>213741.801101297</text:p>
          </table:table-cell>
          <table:table-cell/>
          <table:table-cell table:number-columns-repeated="2" office:value-type="float" office:value="213741.801101297" calcext:value-type="float">
            <text:p>213741.801101297</text:p>
          </table:table-cell>
        </table:table-row>
        <table:table-row table:style-name="ro1">
          <table:table-cell table:number-columns-repeated="2" office:value-type="float" office:value="217199.515983068" calcext:value-type="float">
            <text:p>217199.515983068</text:p>
          </table:table-cell>
          <table:table-cell/>
          <table:table-cell table:number-columns-repeated="2" office:value-type="float" office:value="214698.173697028" calcext:value-type="float">
            <text:p>214698.173697028</text:p>
          </table:table-cell>
        </table:table-row>
        <table:table-row table:style-name="ro1">
          <table:table-cell table:number-columns-repeated="2" office:value-type="float" office:value="217928.195135458" calcext:value-type="float">
            <text:p>217928.195135458</text:p>
          </table:table-cell>
          <table:table-cell/>
          <table:table-cell office:value-type="float" office:value="217928.195135458" calcext:value-type="float">
            <text:p>217928.195135458</text:p>
          </table:table-cell>
          <table:table-cell office:value-type="float" office:value="217928.195135457" calcext:value-type="float">
            <text:p>217928.195135457</text:p>
          </table:table-cell>
        </table:table-row>
        <table:table-row table:style-name="ro1">
          <table:table-cell table:number-columns-repeated="2" office:value-type="float" office:value="218557.370606494" calcext:value-type="float">
            <text:p>218557.370606494</text:p>
          </table:table-cell>
          <table:table-cell/>
          <table:table-cell table:number-columns-repeated="2" office:value-type="float" office:value="219651.213617687" calcext:value-type="float">
            <text:p>219651.213617687</text:p>
          </table:table-cell>
        </table:table-row>
        <table:table-row table:style-name="ro1">
          <table:table-cell table:number-columns-repeated="2" office:value-type="float" office:value="219733.658458726" calcext:value-type="float">
            <text:p>219733.658458726</text:p>
          </table:table-cell>
          <table:table-cell/>
          <table:table-cell table:number-columns-repeated="2" office:value-type="float" office:value="230302.881122182" calcext:value-type="float">
            <text:p>230302.881122182</text:p>
          </table:table-cell>
        </table:table-row>
        <table:table-row table:style-name="ro1">
          <table:table-cell table:number-columns-repeated="2" office:value-type="float" office:value="230604.307135573" calcext:value-type="float">
            <text:p>230604.307135573</text:p>
          </table:table-cell>
          <table:table-cell/>
          <table:table-cell table:number-columns-repeated="2" office:value-type="float" office:value="230326.708510471" calcext:value-type="float">
            <text:p>230326.708510471</text:p>
          </table:table-cell>
        </table:table-row>
        <table:table-row table:style-name="ro1">
          <table:table-cell table:number-columns-repeated="2" office:value-type="float" office:value="230733.33112287" calcext:value-type="float">
            <text:p>230733.33112287</text:p>
          </table:table-cell>
          <table:table-cell/>
          <table:table-cell office:value-type="float" office:value="230733.331122869" calcext:value-type="float">
            <text:p>230733.331122869</text:p>
          </table:table-cell>
          <table:table-cell office:value-type="float" office:value="230733.33112287" calcext:value-type="float">
            <text:p>230733.33112287</text:p>
          </table:table-cell>
        </table:table-row>
        <table:table-row table:style-name="ro1">
          <table:table-cell table:number-columns-repeated="2" office:value-type="float" office:value="230856.781302905" calcext:value-type="float">
            <text:p>230856.781302905</text:p>
          </table:table-cell>
          <table:table-cell/>
          <table:table-cell table:number-columns-repeated="2" office:value-type="float" office:value="231089.122576565" calcext:value-type="float">
            <text:p>231089.122576565</text:p>
          </table:table-cell>
        </table:table-row>
        <table:table-row table:style-name="ro1">
          <table:table-cell office:value-type="float" office:value="231107.207201859" calcext:value-type="float">
            <text:p>231107.2072018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2155.640809967" calcext:value-type="float">
            <text:p>342155.640809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238.907052495" calcext:value-type="float">
            <text:p>342238.907052495</text:p>
          </table:table-cell>
          <table:table-cell office:value-type="float" office:value="342238.907052496" calcext:value-type="float">
            <text:p>342238.907052496</text:p>
          </table:table-cell>
          <table:table-cell/>
          <table:table-cell table:number-columns-repeated="2" office:value-type="float" office:value="342161.667927643" calcext:value-type="float">
            <text:p>342161.667927643</text:p>
          </table:table-cell>
        </table:table-row>
        <table:table-row table:style-name="ro1">
          <table:table-cell table:number-columns-repeated="2" office:value-type="float" office:value="342279.800310128" calcext:value-type="float">
            <text:p>342279.800310128</text:p>
          </table:table-cell>
          <table:table-cell/>
          <table:table-cell office:value-type="float" office:value="342279.800310129" calcext:value-type="float">
            <text:p>342279.800310129</text:p>
          </table:table-cell>
          <table:table-cell office:value-type="float" office:value="342279.800310128" calcext:value-type="float">
            <text:p>342279.800310128</text:p>
          </table:table-cell>
        </table:table-row>
        <table:table-row table:style-name="ro1">
          <table:table-cell office:value-type="float" office:value="342322.431507215" calcext:value-type="float">
            <text:p>342322.431507215</text:p>
          </table:table-cell>
          <table:table-cell office:value-type="float" office:value="342322.431507214" calcext:value-type="float">
            <text:p>342322.431507214</text:p>
          </table:table-cell>
          <table:table-cell/>
          <table:table-cell table:number-columns-repeated="2" office:value-type="float" office:value="342413.778456355" calcext:value-type="float">
            <text:p>342413.778456355</text:p>
          </table:table-cell>
        </table:table-row>
        <table:table-row table:style-name="ro1">
          <table:table-cell table:number-columns-repeated="2" office:value-type="float" office:value="345524.465696833" calcext:value-type="float">
            <text:p>345524.465696833</text:p>
          </table:table-cell>
          <table:table-cell/>
          <table:table-cell office:value-type="float" office:value="342421.595271341" calcext:value-type="float">
            <text:p>342421.595271341</text:p>
          </table:table-cell>
          <table:table-cell office:value-type="float" office:value="342421.595271342" calcext:value-type="float">
            <text:p>342421.595271342</text:p>
          </table:table-cell>
        </table:table-row>
        <table:table-row table:style-name="ro1">
          <table:table-cell table:number-columns-repeated="2" office:value-type="float" office:value="345825.72640353" calcext:value-type="float">
            <text:p>345825.72640353</text:p>
          </table:table-cell>
          <table:table-cell/>
          <table:table-cell table:number-columns-repeated="2" office:value-type="float" office:value="345545.863459184" calcext:value-type="float">
            <text:p>345545.863459184</text:p>
          </table:table-cell>
        </table:table-row>
        <table:table-row table:style-name="ro1">
          <table:table-cell table:number-columns-repeated="2" office:value-type="float" office:value="345983.313615697" calcext:value-type="float">
            <text:p>345983.313615697</text:p>
          </table:table-cell>
          <table:table-cell/>
          <table:table-cell table:number-columns-repeated="2" office:value-type="float" office:value="345983.313615697" calcext:value-type="float">
            <text:p>345983.313615697</text:p>
          </table:table-cell>
        </table:table-row>
        <table:table-row table:style-name="ro1">
          <table:table-cell office:value-type="float" office:value="346162.740999237" calcext:value-type="float">
            <text:p>346162.740999237</text:p>
          </table:table-cell>
          <table:table-cell office:value-type="float" office:value="346162.740999238" calcext:value-type="float">
            <text:p>346162.740999238</text:p>
          </table:table-cell>
          <table:table-cell/>
          <table:table-cell table:number-columns-repeated="2" office:value-type="float" office:value="346753.633185942" calcext:value-type="float">
            <text:p>346753.633185942</text:p>
          </table:table-cell>
        </table:table-row>
        <table:table-row table:style-name="ro1">
          <table:table-cell office:value-type="float" office:value="346969.371661693" calcext:value-type="float">
            <text:p>346969.371661693</text:p>
          </table:table-cell>
          <table:table-cell office:value-type="float" office:value="346969.371661694" calcext:value-type="float">
            <text:p>346969.371661694</text:p>
          </table:table-cell>
          <table:table-cell/>
          <table:table-cell table:number-columns-repeated="2" office:value-type="float" office:value="346969.371661693" calcext:value-type="float">
            <text:p>346969.371661693</text:p>
          </table:table-cell>
        </table:table-row>
        <table:table-row table:style-name="ro1">
          <table:table-cell table:number-columns-repeated="2" office:value-type="float" office:value="347756.698340291" calcext:value-type="float">
            <text:p>347756.698340291</text:p>
          </table:table-cell>
          <table:table-cell/>
          <table:table-cell table:number-columns-repeated="2" office:value-type="float" office:value="347183.704836489" calcext:value-type="float">
            <text:p>347183.704836489</text:p>
          </table:table-cell>
        </table:table-row>
        <table:table-row table:style-name="ro1">
          <table:table-cell table:number-columns-repeated="2" office:value-type="float" office:value="347926.733153277" calcext:value-type="float">
            <text:p>347926.733153277</text:p>
          </table:table-cell>
          <table:table-cell/>
          <table:table-cell office:value-type="float" office:value="347926.733153277" calcext:value-type="float">
            <text:p>347926.733153277</text:p>
          </table:table-cell>
          <table:table-cell office:value-type="float" office:value="347926.733153276" calcext:value-type="float">
            <text:p>347926.733153276</text:p>
          </table:table-cell>
        </table:table-row>
        <table:table-row table:style-name="ro1">
          <table:table-cell office:value-type="float" office:value="348074.590816438" calcext:value-type="float">
            <text:p>348074.590816438</text:p>
          </table:table-cell>
          <table:table-cell office:value-type="float" office:value="348074.590816437" calcext:value-type="float">
            <text:p>348074.590816437</text:p>
          </table:table-cell>
          <table:table-cell/>
          <table:table-cell office:value-type="float" office:value="348333.821813839" calcext:value-type="float">
            <text:p>348333.821813839</text:p>
          </table:table-cell>
          <table:table-cell office:value-type="float" office:value="348333.821813838" calcext:value-type="float">
            <text:p>348333.821813838</text:p>
          </table:table-cell>
        </table:table-row>
        <table:table-row table:style-name="ro1">
          <table:table-cell table:number-columns-repeated="2" office:value-type="float" office:value="348353.467814827" calcext:value-type="float">
            <text:p>348353.467814827</text:p>
          </table:table-cell>
          <table:table-cell/>
          <table:table-cell office:value-type="float" office:value="350962.660090333" calcext:value-type="float">
            <text:p>350962.660090333</text:p>
          </table:table-cell>
          <table:table-cell office:value-type="float" office:value="350962.660090332" calcext:value-type="float">
            <text:p>350962.660090332</text:p>
          </table:table-cell>
        </table:table-row>
        <table:table-row table:style-name="ro1">
          <table:table-cell office:value-type="float" office:value="351038.81659581" calcext:value-type="float">
            <text:p>351038.81659581</text:p>
          </table:table-cell>
          <table:table-cell office:value-type="float" office:value="351038.816595811" calcext:value-type="float">
            <text:p>351038.816595811</text:p>
          </table:table-cell>
          <table:table-cell/>
          <table:table-cell office:value-type="float" office:value="350968.678347986" calcext:value-type="float">
            <text:p>350968.678347986</text:p>
          </table:table-cell>
          <table:table-cell office:value-type="float" office:value="350968.678347987" calcext:value-type="float">
            <text:p>350968.678347987</text:p>
          </table:table-cell>
        </table:table-row>
        <table:table-row table:style-name="ro1">
          <table:table-cell table:number-columns-repeated="2" office:value-type="float" office:value="351071.429856398" calcext:value-type="float">
            <text:p>351071.429856398</text:p>
          </table:table-cell>
          <table:table-cell/>
          <table:table-cell office:value-type="float" office:value="351071.429856399" calcext:value-type="float">
            <text:p>351071.429856399</text:p>
          </table:table-cell>
          <table:table-cell office:value-type="float" office:value="351071.429856398" calcext:value-type="float">
            <text:p>351071.429856398</text:p>
          </table:table-cell>
        </table:table-row>
        <table:table-row table:style-name="ro1">
          <table:table-cell table:number-columns-repeated="2" office:value-type="float" office:value="351102.642149115" calcext:value-type="float">
            <text:p>351102.642149115</text:p>
          </table:table-cell>
          <table:table-cell/>
          <table:table-cell office:value-type="float" office:value="351161.405781731" calcext:value-type="float">
            <text:p>351161.405781731</text:p>
          </table:table-cell>
          <table:table-cell office:value-type="float" office:value="351161.40578173" calcext:value-type="float">
            <text:p>351161.40578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" style:font-family-asian="FandolFang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1:34:44.394891046</meta:creation-date>
    <dc:date>2017-07-11T12:10:30.541393124</dc:date>
    <meta:editing-duration>PT20M35S</meta:editing-duration>
    <meta:editing-cycles>3</meta:editing-cycles>
    <meta:generator>LibreOffice/5.0.6.2$Linux_X86_64 LibreOffice_project/00$Build-2</meta:generator>
    <meta:document-statistic meta:table-count="1" meta:cell-count="516" meta:object-count="0"/>
  </office:meta>
</office:document-meta>
</file>